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</office:automatic-styles>
  <office:body>
    <office:text text:use-soft-page-breaks="true">
      <text:list text:style-name="LFO1" text:continue-numbering="true">
        <text:list-item>
          <text:p text:style-name="P1">What do you mean by cells in an excel<text:s/>sheet</text:p>
        </text:list-item>
      </text:list>
      <text:p text:style-name="Normal">A.Cell: A cell is a rectangular area formed by the intersection of a column and a row. Cells</text:p>
      <text:p text:style-name="Normal">2. How can you restrict someone from copying a cell from your<text:s/>worksheet?</text:p>
      <text:p text:style-name="Normal">A.<text:span text:style-name="T2"><text:s/></text:span>.In order to protect your worksheet from getting copied, you need to go into Menu bar &gt;Review &gt; Protect sheet &gt; Password.</text:p>
      <text:p text:style-name="Normal">3. How to move or copy the worksheet into another workbook?</text:p>
      <text:p text:style-name="Normal">A.Open the workbook that you want to move the sheet to.</text:p>
      <text:p text:style-name="Normal">On the Window menu, click the workbook that contains the sheet that you want to move. ...</text:p>
      <text:p text:style-name="Normal">On the Edit menu, click Sheet &gt; Move or Copy Sheet.</text:p>
      <text:p text:style-name="Normal">On the To book menu, click the workbook that you want to move the<text:s/></text:p>
      <text:p text:style-name="Normal">4. Which key is used as a shortcut for opening a new window document?</text:p>
      <text:p text:style-name="Normal">A.Ctrl+N: Open a new browser window.</text:p>
      <text:p text:style-name="Normal">5. What are the things that we can notice after opening the Excel interface?</text:p>
      <text:p text:style-name="Normal">A.Microsoft Excel Starter 2010 is a spreadsheet program designed for everyday tasks such as setting up a budget, maintaining an address list, or keeping track of a list of to-do items. Excel Starter is part of Microsoft Office Starter 2010, and comes pre-loaded on your computer.</text:p>
      <text:p text:style-name="Normal">6. When to use a relative cell reference in excel?</text:p>
      <text:p text:style-name="Normal">For example, if you copy the formula =A1+B1 from row 1 to row 2, the formula will become =A2+B2. Relative references are especially convenient whenever you need to repeat the same calculation across multiple rows or colum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9390802064</meta:initial-creator>
    <dc:creator>919390802064</dc:creator>
    <meta:creation-date>2022-05-28T16:23:00Z</meta:creation-date>
    <dc:date>2022-05-28T16:23:00Z</dc:date>
    <meta:template xlink:href="Normal.dotm" xlink:type="simple"/>
    <meta:editing-cycles>23</meta:editing-cycles>
    <meta:editing-duration>PT1260S</meta:editing-duration>
    <meta:document-statistic meta:page-count="1" meta:paragraph-count="2" meta:word-count="208" meta:character-count="1398" meta:row-count="9" meta:non-whitespace-character-count="1192"/>
  </office:meta>
</office:document-meta>
</file>